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solid" svg:stroke-color="#000000" draw:stroke-linejoin="miter" svg:stroke-opacity="100.0%" svg:stroke-width="0.26458332mm"/>
    </style:style>
    <style:style style:family="graphic" style:name="style-3">
      <style:graphic-properties draw:fill="solid" draw:fill-color="#ffff00" draw:opacity="100.0%" draw:stroke="solid" svg:stroke-color="#000000" draw:stroke-linejoin="miter" svg:stroke-opacity="100.0%" svg:stroke-width="0.26458332mm"/>
    </style:style>
    <style:style style:family="graphic" style:name="style-4">
      <style:graphic-properties draw:fill="solid" draw:fill-color="#000000" draw:opacity="100.0%" draw:stroke="solid" svg:stroke-color="#000000" draw:stroke-linejoin="miter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g draw:id="g8275">
              <draw:path svg:d="M 0.0 5289.8345 C 978.90173 3551.6572 1995.454 1738.1779 2974.356 0.0 C 3946.9832 1763.2781 4919.6104 3526.557 5892.237 5289.836 C 3940.708 5264.736 1951.5289 5314.9346 0.0 5289.8345 z" svg:height="52.970802mm" draw:style-name="style-2" svg:viewBox="0.0 0.0 5892.237 5297.08" svg:width="58.92237mm" svg:x="13.216885mm" svg:y="104.45227mm"/>
              <draw:path svg:d="M 2428.43 0.0 L 0.0 4310.935 L 4856.8604 4329.76 L 2428.43 0.0 z" svg:height="43.297596mm" draw:style-name="style-3" svg:viewBox="0.0 0.0 4856.8604 4329.76" svg:width="48.568604mm" svg:x="18.676144mm" svg:y="110.852776mm"/>
              <draw:path svg:d="M 470.62573 0.0 L 960.077 75.30063 L 376.50073 1449.5287 L 1110.677 1035.3777 L 753.00146 2654.3308 L 903.6019 2654.3308 L 602.401 3181.432 L 489.45087 2579.03 L 658.8765 2616.6812 L 753.00146 1468.3534 L 0.0 1788.3792 L 470.62573 0.0 z" svg:height="31.81432mm" draw:style-name="style-4" svg:viewBox="0.0 0.0 1110.677 3181.432" svg:width="11.1067705mm" svg:x="35.618683mm" svg:y="121.583046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